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1e349f" style:font-size-asian="12pt" style:font-size-complex="12pt"/>
    </style:style>
    <style:style style:name="P16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1e349f" style:font-size-asian="12pt" style:font-size-complex="12pt"/>
    </style:style>
    <style:style style:name="P17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fo:font-weight="bold" officeooo:paragraph-rsid="001e349f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officeooo:paragraph-rsid="0021826e"/>
    </style:style>
    <style:style style:name="P19" style:family="paragraph" style:parent-style-name="Standard">
      <style:text-properties officeooo:paragraph-rsid="001f9c68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9c68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bc8e5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f90df"/>
    </style:style>
    <style:style style:name="T23" style:family="text">
      <style:text-properties fo:font-variant="normal" fo:text-transform="none" fo:color="#000000" fo:letter-spacing="normal" fo:font-style="normal" fo:font-weight="normal" officeooo:rsid="001e349f"/>
    </style:style>
    <style:style style:name="T2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fo:letter-spacing="normal" fo:font-style="normal" fo:font-weight="bold" officeooo:rsid="001e349f" style:font-weight-asian="bold" style:font-weight-complex="bold"/>
    </style:style>
    <style:style style:name="T26" style:family="text">
      <style:text-properties fo:font-variant="normal" fo:text-transform="none" fo:color="#000000" style:font-name="Arial1" fo:font-size="8.5pt" fo:letter-spacing="normal" fo:font-style="normal" fo:font-weight="normal"/>
    </style:style>
    <style:style style:name="T27" style:family="text">
      <style:text-properties fo:font-variant="normal" fo:text-transform="none" fo:color="#000000" style:font-name="Arial1" fo:font-size="8.5pt" fo:letter-spacing="normal" fo:font-style="normal" fo:font-weight="normal" officeooo:rsid="001e349f"/>
    </style:style>
    <style:style style:name="T28" style:family="text">
      <style:text-properties fo:font-variant="normal" fo:text-transform="none" fo:color="#000000" style:font-name="Arial1" fo:font-size="8.5pt" fo:letter-spacing="normal" fo:font-style="normal" fo:font-weight="normal" officeooo:rsid="001e349f" style:font-size-asian="12pt" style:font-size-complex="12pt"/>
    </style:style>
    <style:style style:name="T29" style:family="text">
      <style:text-properties fo:font-variant="normal" fo:text-transform="none" fo:color="#000000" fo:font-size="8.5pt" fo:letter-spacing="normal" fo:font-style="normal" fo:font-weight="normal"/>
    </style:style>
    <style:style style:name="T30" style:family="text">
      <style:text-properties fo:font-variant="normal" fo:text-transform="none" fo:color="#000000" fo:font-size="8.5pt" fo:letter-spacing="normal" fo:font-style="normal" fo:font-weight="normal" officeooo:rsid="001e349f"/>
    </style:style>
    <style:style style:name="T31" style:family="text">
      <style:text-properties fo:font-variant="normal" fo:text-transform="none" fo:color="#000000" fo:font-size="8.5pt" fo:letter-spacing="normal" fo:font-style="normal" fo:font-weight="normal" officeooo:rsid="001e349f" style:font-size-asian="12pt" style:font-size-complex="12pt"/>
    </style:style>
    <style:style style:name="T32" style:family="text">
      <style:text-properties officeooo:rsid="001f9c68"/>
    </style:style>
    <style:style style:name="T33" style:family="text">
      <style:text-properties officeooo:rsid="0007d2f7"/>
    </style:style>
    <style:style style:name="T34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16317568" text:id="ct1407197163175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16316896" text:id="ct1407197163168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16317904" text:id="ct1407197163179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16316528" text:id="ct1407197163165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77788112" text:id="ct14071977778811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716317568"/><text:change-start text:change-id="ct140719716316896"/>Adopt<text:change-end text:change-id="ct140719716316896"/>ed<text:change-start text:change-id="ct140719716317904"/> as a <text:change-end text:change-id="ct140719716317904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719716316528"/><text:change-start text:change-id="ct140719777788112"/>Version History<text:change-end text:change-id="ct14071977778811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8">Initial version <text:span text:style-name="T33">submitted for public comment</text:span></text:p>
          </table:table-cell>
        </table:table-row>
        <table:table-row>
          <table:table-cell table:style-name="Table2.A2" office:value-type="string">
            <text:p text:style-name="P19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<text:span text:style-name="T21">Minor grammatical corrections and </text:span><text:span text:style-name="T22">readability</text:span><text:span text:style-name="T21"> improvements </text:span><text:span text:style-name="T22">as well as the following specific changes: </text:span><text:span text:style-name="T21"><text:s/></text:span></text:p>
            <text:list xml:id="list2378110158592418605" text:style-name="L2">
              <text:list-item>
                <text:p text:style-name="P16"><text:span text:style-name="T21">Added more </text:span><text:span text:style-name="T23">explanation</text:span><text:span text:style-name="T21"> to section </text:span><text:span text:style-name="T24">2.5.4 Manufacturer Specific</text:span><text:span text:style-name="T21"> </text:span></text:p>
              </text:list-item>
              <text:list-item>
                <text:p text:style-name="P17"><text:span text:style-name="T20">Added URL to Unique ID Registry in section 2.5.7 Specifically Assigned by Request </text:span></text:p>
              </text:list-item>
              <text:list-item>
                <text:p text:style-name="P16"><text:span text:style-name="T21">Added more </text:span><text:span text:style-name="T23">explanation</text:span><text:span text:style-name="T21"> to section </text:span><text:span text:style-name="T24">2.5.10 Temporary Assigned by Software at Runtime</text:span><text:span text:style-name="T21"> </text:span></text:p>
              </text:list-item>
              <text:list-item>
                <text:p text:style-name="P16"><text:span text:style-name="T21">Added section </text:span><text:span text:style-name="T24">2.5.11 Long (16-bit) NMRA DCC Manufacture Specific</text:span></text:p>
              </text:list-item>
              <text:list-item>
                <text:p text:style-name="P16"><text:span text:style-name="T23">Changed Unique ID Registry URLs in section </text:span><text:span text:style-name="T25">3 </text:span><text:span text:style-name="T24">Implementation Information</text:span><text:span text:style-name="T21"> 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8:50:37.08790729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1DT11H41M43S</meta:editing-duration>
    <meta:generator>LibreOffice/4.4.0.3$MacOSX_X86_64 LibreOffice_project/de093506bcdc5fafd9023ee680b8c60e3e0645d7</meta:generator>
    <dc:date>2016-02-08T08:50:36.951925000</dc:date>
    <meta:printed-by>Bob Jacobsen</meta:printed-by>
    <meta:print-date>2010-09-15T08:46:04</meta:print-date>
    <meta:document-statistic meta:table-count="2" meta:image-count="0" meta:object-count="0" meta:page-count="1" meta:paragraph-count="21" meta:word-count="154" meta:character-count="974" meta:non-whitespace-character-count="833"/>
  </office:meta>
</office:document-meta>
</file>